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9727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9727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0dbe96"/>
    </style:style>
    <style:style style:name="P9" style:family="paragraph" style:parent-style-name="Standard">
      <style:paragraph-properties fo:text-align="start" style:justify-single-word="false"/>
      <style:text-properties officeooo:rsid="000dbe96" officeooo:paragraph-rsid="000dbe96"/>
    </style:style>
    <style:style style:name="P10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T1" style:family="text">
      <style:text-properties officeooo:rsid="000c9727"/>
    </style:style>
    <style:style style:name="T2" style:family="text">
      <style:text-properties officeooo:rsid="000f7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ROL DE VERSIONES </text:p>
      <text:p text:style-name="P4">RecoverDrake</text:p>
      <text:p text:style-name="P1"/>
      <text:p text:style-name="P2"/>
      <text:p text:style-name="P5">Desde Versión 3.139.85...</text:p>
      <text:p text:style-name="P2"/>
      <text:p text:style-name="P6">v3.140.85</text:p>
      <text:p text:style-name="P2">- NUEVO: Conversores: Capacidad electrica.</text:p>
      <text:p text:style-name="P10"/>
      <text:p text:style-name="P6">v3.141.85</text:p>
      <text:p text:style-name="P2">- NUEVO: Conversores: Carga electrica.</text:p>
      <text:p text:style-name="P2"/>
      <text:p text:style-name="P6">v3.142.85</text:p>
      <text:p text:style-name="P2">- NUEVO: Ayuda: Tabla periodica de los elementos.</text:p>
      <text:p text:style-name="P2"/>
      <text:p text:style-name="P6">V3.142.86</text:p>
      <text:p text:style-name="P2">- BUGS: Conversores: Solucionado error en el DC del calculo de cuenta bancaria.</text:p>
      <text:p text:style-name="P2"/>
      <text:p text:style-name="P6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6">V3.143.87</text:p>
      <text:p text:style-name="P2">- Bugs: Sincronizador de datos: Solucionado actualización de estado en ficheros nuevos con separación en nombres.</text:p>
      <text:p text:style-name="P2"/>
      <text:p text:style-name="P6">v3.144.87</text:p>
      <text:p text:style-name="P2">- NUEVO: Conversores: Caudal volumetrico.</text:p>
      <text:p text:style-name="P2"/>
      <text:p text:style-name="P6">v3.145.87</text:p>
      <text:p text:style-name="P2">- NUEVO: Conversores: Conductancia electrica.</text:p>
      <text:p text:style-name="P2"/>
      <text:p text:style-name="P6">v3.146.87</text:p>
      <text:p text:style-name="P2">- TERMINADO: Grabador.</text:p>
      <text:p text:style-name="P2"/>
      <text:p text:style-name="P6">V3.146.88</text:p>
      <text:p text:style-name="P2">- Bugs: Ayuda: Solucionado el error del index que hacia que se cerrara el programa.</text:p>
      <text:p text:style-name="P2"/>
      <text:p text:style-name="P6">V3.146.89</text:p>
      <text:p text:style-name="P2">- Bugs: Sqlite: Solucionado problema con la DB que comenzaba por defecto en actualización de paquete.</text:p>
      <text:p text:style-name="P2"/>
      <text:p text:style-name="P6">V3.146.90</text:p>
      <text:p text:style-name="P2">- Bugs: Conversores: Solucionado redondeo erroneo en la conversión global.</text:p>
      <text:p text:style-name="P2"/>
      <text:p text:style-name="P6">V3.146.91</text:p>
      <text:p text:style-name="P2">- Bugs: Sincrono: Solucionado error de modificacion de datos cuando se monta la unidad con diferente usuario.</text:p>
      <text:p text:style-name="P2"/>
      <text:p text:style-name="P6">V3.147,91</text:p>
      <text:p text:style-name="P2">- NUEVO: Conversores: Consumo de combustible.</text:p>
      <text:p text:style-name="P2"/>
      <text:p text:style-name="P6"><text:soft-page-break/>V3.148,91</text:p>
      <text:p text:style-name="P2">- NUEVO: DB: Insercion de nuevos campos en la DB sqlite (CLAVE).</text:p>
      <text:p text:style-name="P2"/>
      <text:p text:style-name="P6">V3.149,91</text:p>
      <text:p text:style-name="P2">- NUEVO: DB: Insercion de nuevos campos en la DB sqlite (ASCII).</text:p>
      <text:p text:style-name="P2"/>
      <text:p text:style-name="P6">V3.150,91</text:p>
      <text:p text:style-name="P2">- NUEVO: DB: Insercion de nuevos campos en la DB sqlite (PAIS).</text:p>
      <text:p text:style-name="P2"/>
      <text:p text:style-name="P6">V3.151,91</text:p>
      <text:p text:style-name="P2">- NUEVO: OPCIONES: Pais.</text:p>
      <text:p text:style-name="P2"/>
      <text:p text:style-name="P6">V3.152,91</text:p>
      <text:p text:style-name="P2">- NUEVO: DB: Insercion de nuevos campos en la DB sqlite (BIC).</text:p>
      <text:p text:style-name="P2"/>
      <text:p text:style-name="P6">V3.152.92</text:p>
      <text:p text:style-name="P2">- Bugs: Conversores: Solucionado error IBAN en calculo de cuenta corriente.</text:p>
      <text:p text:style-name="P2"/>
      <text:p text:style-name="P6">V3.153.92</text:p>
      <text:p text:style-name="P2">- NUEVO: Conversores: Insertado calculo de BIC en cuenta corriente.</text:p>
      <text:p text:style-name="P2"/>
      <text:p text:style-name="P7">V3.15<text:span text:style-name="T1">3</text:span>.9<text:span text:style-name="T1">3</text:span></text:p>
      <text:p text:style-name="P3">- Bugs: <text:span text:style-name="T1">Sincronizador</text:span>: Solucionado error <text:span text:style-name="T1">de cambio de color en “Recuperar ultimo cambio”con ruta vacia y en inicio de forma automatica</text:span>.</text:p>
      <text:p text:style-name="P2"/>
      <text:p text:style-name="P8">V3.152.94</text:p>
      <text:p text:style-name="P9">- Bugs: Generar/Recuperar: Solucionado error de separacion de nombre de registro en listado de datos cargados en el <text:span text:style-name="T2">visor de procesos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2-09T05:17:09.972624449</dc:date>
    <meta:editing-duration>PT1H26M1S</meta:editing-duration>
    <meta:editing-cycles>31</meta:editing-cycles>
    <meta:generator>LibreOffice/4.1.3.2$Linux_X86_64 LibreOffice_project/410$Build-2</meta:generator>
    <meta:document-statistic meta:table-count="0" meta:image-count="0" meta:object-count="0" meta:page-count="2" meta:paragraph-count="49" meta:word-count="283" meta:character-count="1893" meta:non-whitespace-character-count="1658"/>
  </office:meta>
</office:document-meta>
</file>